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GRIP depth (m)</text:p>
          </table:table-cell>
          <table:table-cell office:value-type="string" calcext:value-type="string">
            <text:p>Age (a b2k)</text:p>
          </table:table-cell>
          <table:table-cell table:style-name="Default" office:value-type="string" calcext:value-type="string">
            <text:p>Event definition uncertainty</text:p>
          </table:table-cell>
          <table:table-cell office:value-type="string" calcext:value-type="string">
            <text:p>Maximum counting error (years)</text:p>
          </table:table-cell>
        </table:table-row>
        <table:table-row table:style-name="ro1">
          <table:table-cell office:value-type="string" calcext:value-type="string">
            <text:p>End of 8.2 ka BP event</text:p>
          </table:table-cell>
          <table:table-cell office:value-type="float" office:value="1219.47" calcext:value-type="float">
            <text:p>1219.47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+50/-1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volcanic peak inside 8.2 ka </text:p>
          </table:table-cell>
          <table:table-cell office:value-type="float" office:value="1228.67" calcext:value-type="float">
            <text:p>1228.67</text:p>
          </table:table-cell>
          <table:table-cell office:value-type="float" office:value="8236" calcext:value-type="float">
            <text:p>8236</text:p>
          </table:table-cell>
          <table:table-cell office:value-type="string" calcext:value-type="string">
            <text:p><text:span text:style-name="T1">±1</text:span>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tart of 8.2 ka BP event</text:p>
          </table:table-cell>
          <table:table-cell office:value-type="float" office:value="1234.78" calcext:value-type="float">
            <text:p>1234.78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+10/-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nd of 9.3 ka BP event</text:p>
          </table:table-cell>
          <table:table-cell office:value-type="float" office:value="1322.88" calcext:value-type="float">
            <text:p>1322.88</text:p>
          </table:table-cell>
          <table:table-cell office:value-type="float" office:value="9240" calcext:value-type="float">
            <text:p>9240</text:p>
          </table:table-cell>
          <table:table-cell office:value-type="string" calcext:value-type="string">
            <text:p>+30/-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tart of 9.3 ka BP event</text:p>
          </table:table-cell>
          <table:table-cell office:value-type="float" office:value="1331.65" calcext:value-type="float">
            <text:p>1331.65</text:p>
          </table:table-cell>
          <table:table-cell office:value-type="float" office:value="9350" calcext:value-type="float">
            <text:p>9350</text:p>
          </table:table-cell>
          <table:table-cell office:value-type="string" calcext:value-type="string">
            <text:p>+10/-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nd of 11.4 ka BP event</text:p>
          </table:table-cell>
          <table:table-cell office:value-type="float" office:value="1476.16" calcext:value-type="float">
            <text:p>1476.16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tart of 11.4 ka BP event</text:p>
          </table:table-cell>
          <table:table-cell office:value-type="float" office:value="1482.32" calcext:value-type="float">
            <text:p>1482.32</text:p>
          </table:table-cell>
          <table:table-cell office:value-type="float" office:value="11520" calcext:value-type="float">
            <text:p>11520</text:p>
          </table:table-cell>
          <table:table-cell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Start of Holocene</text:p>
          </table:table-cell>
          <table:table-cell office:value-type="float" office:value="1492.45" calcext:value-type="float">
            <text:p>1492.45</text:p>
          </table:table-cell>
          <table:table-cell office:value-type="float" office:value="11703" calcext:value-type="float">
            <text:p>11703</text:p>
          </table:table-cell>
          <table:table-cell office:value-type="string" calcext:value-type="string">
            <text:p><text:span text:style-name="T1">±4</text:span>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Start of GS-1</text:p>
          </table:table-cell>
          <table:table-cell office:value-type="float" office:value="1526.52" calcext:value-type="float">
            <text:p>1526.52</text:p>
          </table:table-cell>
          <table:table-cell office:value-type="float" office:value="12896" calcext:value-type="float">
            <text:p>12896</text:p>
          </table:table-cell>
          <table:table-cell office:value-type="string" calcext:value-type="string">
            <text:p><text:span text:style-name="T1">±4</text:span>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tart of GI-1a</text:p>
          </table:table-cell>
          <table:table-cell office:value-type="float" office:value="1534.5" calcext:value-type="float">
            <text:p>1534.5</text:p>
          </table:table-cell>
          <table:table-cell office:value-type="float" office:value="13099" calcext:value-type="float">
            <text:p>13099</text:p>
          </table:table-cell>
          <table:table-cell office:value-type="string" calcext:value-type="string">
            <text:p>a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tart of GI-1b</text:p>
          </table:table-cell>
          <table:table-cell office:value-type="float" office:value="1542.1" calcext:value-type="float">
            <text:p>1542.1</text:p>
          </table:table-cell>
          <table:table-cell office:value-type="float" office:value="13311" calcext:value-type="float">
            <text:p>13311</text:p>
          </table:table-cell>
          <table:table-cell office:value-type="string" calcext:value-type="string">
            <text:p>b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Start of GI-1c1</text:p>
          </table:table-cell>
          <table:table-cell office:value-type="float" office:value="1554.75" calcext:value-type="float">
            <text:p>1554.75</text:p>
          </table:table-cell>
          <table:table-cell office:value-type="float" office:value="13600" calcext:value-type="float">
            <text:p>13600</text:p>
          </table:table-cell>
          <table:table-cell office:value-type="string" calcext:value-type="string">
            <text:p>b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Start of GI-1c2</text:p>
          </table:table-cell>
          <table:table-cell office:value-type="float" office:value="1557.08" calcext:value-type="float">
            <text:p>1557.08</text:p>
          </table:table-cell>
          <table:table-cell office:value-type="float" office:value="13660" calcext:value-type="float">
            <text:p>13660</text:p>
          </table:table-cell>
          <table:table-cell office:value-type="string" calcext:value-type="string">
            <text:p>b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Start of GI-1c3</text:p>
          </table:table-cell>
          <table:table-cell office:value-type="float" office:value="1570.5" calcext:value-type="float">
            <text:p>1570.5</text:p>
          </table:table-cell>
          <table:table-cell office:value-type="float" office:value="13954" calcext:value-type="float">
            <text:p>13954</text:p>
          </table:table-cell>
          <table:table-cell office:value-type="string" calcext:value-type="string">
            <text:p>a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tart of GI-1d</text:p>
          </table:table-cell>
          <table:table-cell office:value-type="float" office:value="1574.8" calcext:value-type="float">
            <text:p>1574.8</text:p>
          </table:table-cell>
          <table:table-cell office:value-type="float" office:value="14075" calcext:value-type="float">
            <text:p>14075</text:p>
          </table:table-cell>
          <table:table-cell office:value-type="string" calcext:value-type="string">
            <text:p>a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string" calcext:value-type="string">
            <text:p>Start of GI-1e</text:p>
          </table:table-cell>
          <table:table-cell office:value-type="float" office:value="1604.64" calcext:value-type="float">
            <text:p>1604.64</text:p>
          </table:table-cell>
          <table:table-cell office:value-type="float" office:value="14692" calcext:value-type="float">
            <text:p>14692</text:p>
          </table:table-cell>
          <table:table-cell office:value-type="string" calcext:value-type="string">
            <text:p><text:span text:style-name="T1">±4</text:span>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Start of GS-2.1a</text:p>
          </table:table-cell>
          <table:table-cell office:value-type="float" office:value="1669.09" calcext:value-type="float">
            <text:p>1669.09</text:p>
          </table:table-cell>
          <table:table-cell office:value-type="float" office:value="17480" calcext:value-type="float">
            <text:p>17480</text:p>
          </table:table-cell>
          <table:table-cell office:value-type="string" calcext:value-type="string">
            <text:p>c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Start of GS-2.1b</text:p>
          </table:table-cell>
          <table:table-cell office:value-type="float" office:value="1745.31" calcext:value-type="float">
            <text:p>1745.31</text:p>
          </table:table-cell>
          <table:table-cell office:value-type="float" office:value="20900" calcext:value-type="float">
            <text:p>20900</text:p>
          </table:table-cell>
          <table:table-cell office:value-type="string" calcext:value-type="string">
            <text:p>c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Start of GS-2.1c</text:p>
          </table:table-cell>
          <table:table-cell office:value-type="float" office:value="1783.62" calcext:value-type="float">
            <text:p>1783.62</text:p>
          </table:table-cell>
          <table:table-cell office:value-type="float" office:value="22900" calcext:value-type="float">
            <text:p>22900</text:p>
          </table:table-cell>
          <table:table-cell office:value-type="string" calcext:value-type="string">
            <text:p>a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Start of GI-2.1</text:p>
          </table:table-cell>
          <table:table-cell office:value-type="float" office:value="1786.28" calcext:value-type="float">
            <text:p>1786.28</text:p>
          </table:table-cell>
          <table:table-cell office:value-type="float" office:value="23020" calcext:value-type="float">
            <text:p>23020</text:p>
          </table:table-cell>
          <table:table-cell office:value-type="string" calcext:value-type="string">
            <text:p>a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Start of GS-2.2</text:p>
          </table:table-cell>
          <table:table-cell office:value-type="float" office:value="1790.26" calcext:value-type="float">
            <text:p>1790.26</text:p>
          </table:table-cell>
          <table:table-cell office:value-type="float" office:value="23220" calcext:value-type="float">
            <text:p>23220</text:p>
          </table:table-cell>
          <table:table-cell office:value-type="string" calcext:value-type="string">
            <text:p>a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Start of GI-2.2</text:p>
          </table:table-cell>
          <table:table-cell office:value-type="float" office:value="1793.19" calcext:value-type="float">
            <text:p>1793.19</text:p>
          </table:table-cell>
          <table:table-cell office:value-type="float" office:value="23340" calcext:value-type="float">
            <text:p>23340</text:p>
          </table:table-cell>
          <table:table-cell office:value-type="string" calcext:value-type="string">
            <text:p>a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Start of GS-3</text:p>
          </table:table-cell>
          <table:table-cell office:value-type="float" office:value="1861.69" calcext:value-type="float">
            <text:p>1861.69</text:p>
          </table:table-cell>
          <table:table-cell office:value-type="float" office:value="27540" calcext:value-type="float">
            <text:p>27540</text:p>
          </table:table-cell>
          <table:table-cell office:value-type="string" calcext:value-type="string">
            <text:p>b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Start of GI-3</text:p>
          </table:table-cell>
          <table:table-cell office:value-type="float" office:value="1869.12" calcext:value-type="float">
            <text:p>1869.12</text:p>
          </table:table-cell>
          <table:table-cell office:value-type="float" office:value="27780" calcext:value-type="float">
            <text:p>27780</text:p>
          </table:table-cell>
          <table:table-cell office:value-type="string" calcext:value-type="string">
            <text:p>a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Start of GS-4</text:p>
          </table:table-cell>
          <table:table-cell office:value-type="float" office:value="1882.62" calcext:value-type="float">
            <text:p>1882.62</text:p>
          </table:table-cell>
          <table:table-cell office:value-type="float" office:value="28600" calcext:value-type="float">
            <text:p>28600</text:p>
          </table:table-cell>
          <table:table-cell office:value-type="string" calcext:value-type="string">
            <text:p>a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Start of GI-4</text:p>
          </table:table-cell>
          <table:table-cell office:value-type="float" office:value="1891.57" calcext:value-type="float">
            <text:p>1891.57</text:p>
          </table:table-cell>
          <table:table-cell office:value-type="float" office:value="28900" calcext:value-type="float">
            <text:p>28900</text:p>
          </table:table-cell>
          <table:table-cell office:value-type="string" calcext:value-type="string">
            <text:p>a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Start of GS-5.1</text:p>
          </table:table-cell>
          <table:table-cell office:value-type="float" office:value="1916.08" calcext:value-type="float">
            <text:p>1916.08</text:p>
          </table:table-cell>
          <table:table-cell office:value-type="float" office:value="30600" calcext:value-type="float">
            <text:p>30600</text:p>
          </table:table-cell>
          <table:table-cell office:value-type="string" calcext:value-type="string">
            <text:p>b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Start of GI-5.1</text:p>
          </table:table-cell>
          <table:table-cell office:value-type="float" office:value="1920.56" calcext:value-type="float">
            <text:p>1920.56</text:p>
          </table:table-cell>
          <table:table-cell office:value-type="float" office:value="30840" calcext:value-type="float">
            <text:p>30840</text:p>
          </table:table-cell>
          <table:table-cell office:value-type="string" calcext:value-type="string">
            <text:p>b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Start of GS-5.2</text:p>
          </table:table-cell>
          <table:table-cell office:value-type="float" office:value="1939.68" calcext:value-type="float">
            <text:p>1939.68</text:p>
          </table:table-cell>
          <table:table-cell office:value-type="float" office:value="32040" calcext:value-type="float">
            <text:p>32040</text:p>
          </table:table-cell>
          <table:table-cell office:value-type="string" calcext:value-type="string">
            <text:p>b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Start of GI-5.2</text:p>
          </table:table-cell>
          <table:table-cell office:value-type="float" office:value="1951.65" calcext:value-type="float">
            <text:p>1951.65</text:p>
          </table:table-cell>
          <table:table-cell office:value-type="float" office:value="32500" calcext:value-type="float">
            <text:p>32500</text:p>
          </table:table-cell>
          <table:table-cell office:value-type="string" calcext:value-type="string">
            <text:p>a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Start of GS-6</text:p>
          </table:table-cell>
          <table:table-cell office:value-type="float" office:value="1964.3" calcext:value-type="float">
            <text:p>1964.3</text:p>
          </table:table-cell>
          <table:table-cell office:value-type="float" office:value="33360" calcext:value-type="float">
            <text:p>33360</text:p>
          </table:table-cell>
          <table:table-cell office:value-type="string" calcext:value-type="string">
            <text:p>b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Start of GI-6</text:p>
          </table:table-cell>
          <table:table-cell office:value-type="float" office:value="1974.55" calcext:value-type="float">
            <text:p>1974.55</text:p>
          </table:table-cell>
          <table:table-cell office:value-type="float" office:value="33740" calcext:value-type="float">
            <text:p>33740</text:p>
          </table:table-cell>
          <table:table-cell office:value-type="string" calcext:value-type="string">
            <text:p>a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Start of GS-7</text:p>
          </table:table-cell>
          <table:table-cell office:value-type="float" office:value="1990.28" calcext:value-type="float">
            <text:p>1990.28</text:p>
          </table:table-cell>
          <table:table-cell office:value-type="float" office:value="34740" calcext:value-type="float">
            <text:p>34740</text:p>
          </table:table-cell>
          <table:table-cell office:value-type="string" calcext:value-type="string">
            <text:p>b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string" calcext:value-type="string">
            <text:p>Start of GI-7a</text:p>
          </table:table-cell>
          <table:table-cell office:value-type="float" office:value="1993.79" calcext:value-type="float">
            <text:p>1993.79</text:p>
          </table:table-cell>
          <table:table-cell office:value-type="float" office:value="34880" calcext:value-type="float">
            <text:p>34880</text:p>
          </table:table-cell>
          <table:table-cell office:value-type="string" calcext:value-type="string">
            <text:p>b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Start of GI-7b</text:p>
          </table:table-cell>
          <table:table-cell office:value-type="float" office:value="1997.04" calcext:value-type="float">
            <text:p>1997.04</text:p>
          </table:table-cell>
          <table:table-cell office:value-type="float" office:value="35020" calcext:value-type="float">
            <text:p>35020</text:p>
          </table:table-cell>
          <table:table-cell office:value-type="string" calcext:value-type="string">
            <text:p>b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string" calcext:value-type="string">
            <text:p>Start of GI-7c</text:p>
          </table:table-cell>
          <table:table-cell office:value-type="float" office:value="2009.44" calcext:value-type="float">
            <text:p>2009.44</text:p>
          </table:table-cell>
          <table:table-cell office:value-type="float" office:value="35480" calcext:value-type="float">
            <text:p>35480</text:p>
          </table:table-cell>
          <table:table-cell office:value-type="string" calcext:value-type="string">
            <text:p>a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string" calcext:value-type="string">
            <text:p>Start of GS-8</text:p>
          </table:table-cell>
          <table:table-cell office:value-type="float" office:value="2026.66" calcext:value-type="float">
            <text:p>2026.66</text:p>
          </table:table-cell>
          <table:table-cell office:value-type="float" office:value="36580" calcext:value-type="float">
            <text:p>36580</text:p>
          </table:table-cell>
          <table:table-cell office:value-type="string" calcext:value-type="string">
            <text:p>b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string" calcext:value-type="string">
            <text:p>Start of GI-8a</text:p>
          </table:table-cell>
          <table:table-cell office:value-type="float" office:value="2032.67" calcext:value-type="float">
            <text:p>2032.67</text:p>
          </table:table-cell>
          <table:table-cell office:value-type="float" office:value="36860" calcext:value-type="float">
            <text:p>36860</text:p>
          </table:table-cell>
          <table:table-cell office:value-type="string" calcext:value-type="string">
            <text:p>b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Start of GI-8b</text:p>
          </table:table-cell>
          <table:table-cell office:value-type="float" office:value="2038.23" calcext:value-type="float">
            <text:p>2038.23</text:p>
          </table:table-cell>
          <table:table-cell office:value-type="float" office:value="37120" calcext:value-type="float">
            <text:p>37120</text:p>
          </table:table-cell>
          <table:table-cell office:value-type="string" calcext:value-type="string">
            <text:p>b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Start of GI-8c</text:p>
          </table:table-cell>
          <table:table-cell office:value-type="float" office:value="2070.02" calcext:value-type="float">
            <text:p>2070.02</text:p>
          </table:table-cell>
          <table:table-cell office:value-type="float" office:value="38220" calcext:value-type="float">
            <text:p>38220</text:p>
          </table:table-cell>
          <table:table-cell office:value-type="string" calcext:value-type="string">
            <text:p>a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Start of GS-9</text:p>
          </table:table-cell>
          <table:table-cell office:value-type="float" office:value="2094.64" calcext:value-type="float">
            <text:p>2094.64</text:p>
          </table:table-cell>
          <table:table-cell office:value-type="float" office:value="39900" calcext:value-type="float">
            <text:p>39900</text:p>
          </table:table-cell>
          <table:table-cell office:value-type="string" calcext:value-type="string">
            <text:p>b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Start of GI-9</text:p>
          </table:table-cell>
          <table:table-cell office:value-type="float" office:value="2099.61" calcext:value-type="float">
            <text:p>2099.61</text:p>
          </table:table-cell>
          <table:table-cell office:value-type="float" office:value="40160" calcext:value-type="float">
            <text:p>40160</text:p>
          </table:table-cell>
          <table:table-cell office:value-type="string" calcext:value-type="string">
            <text:p>a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tart of GS-10</text:p>
          </table:table-cell>
          <table:table-cell office:value-type="float" office:value="2109.71" calcext:value-type="float">
            <text:p>2109.71</text:p>
          </table:table-cell>
          <table:table-cell office:value-type="float" office:value="40800" calcext:value-type="float">
            <text:p>40800</text:p>
          </table:table-cell>
          <table:table-cell office:value-type="string" calcext:value-type="string">
            <text:p>b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Start of GI-10</text:p>
          </table:table-cell>
          <table:table-cell office:value-type="float" office:value="2124.03" calcext:value-type="float">
            <text:p>2124.03</text:p>
          </table:table-cell>
          <table:table-cell office:value-type="float" office:value="41460" calcext:value-type="float">
            <text:p>41460</text:p>
          </table:table-cell>
          <table:table-cell office:value-type="string" calcext:value-type="string">
            <text:p>a</text:p>
          </table:table-cell>
          <table:table-cell office:value-type="float" office:value="1633" calcext:value-type="float">
            <text:p>1633</text:p>
          </table:table-cell>
        </table:table-row>
        <table:table-row table:style-name="ro1">
          <table:table-cell office:value-type="string" calcext:value-type="string">
            <text:p>Start of GS-11</text:p>
          </table:table-cell>
          <table:table-cell office:value-type="float" office:value="2134.99" calcext:value-type="float">
            <text:p>2134.99</text:p>
          </table:table-cell>
          <table:table-cell office:value-type="float" office:value="42240" calcext:value-type="float">
            <text:p>42240</text:p>
          </table:table-cell>
          <table:table-cell office:value-type="string" calcext:value-type="string">
            <text:p>b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string" calcext:value-type="string">
            <text:p>Start of GI-11</text:p>
          </table:table-cell>
          <table:table-cell office:value-type="float" office:value="2157.49" calcext:value-type="float">
            <text:p>2157.49</text:p>
          </table:table-cell>
          <table:table-cell office:value-type="float" office:value="43340" calcext:value-type="float">
            <text:p>43340</text:p>
          </table:table-cell>
          <table:table-cell office:value-type="string" calcext:value-type="string">
            <text:p>a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string" calcext:value-type="string">
            <text:p>Start of GS-12</text:p>
          </table:table-cell>
          <table:table-cell office:value-type="float" office:value="2170" calcext:value-type="float">
            <text:p>2170</text:p>
          </table:table-cell>
          <table:table-cell office:value-type="float" office:value="44280" calcext:value-type="float">
            <text:p>44280</text:p>
          </table:table-cell>
          <table:table-cell office:value-type="string" calcext:value-type="string">
            <text:p>b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string" calcext:value-type="string">
            <text:p>Start of GI-12a</text:p>
          </table:table-cell>
          <table:table-cell office:value-type="float" office:value="2174.8" calcext:value-type="float">
            <text:p>2174.8</text:p>
          </table:table-cell>
          <table:table-cell office:value-type="float" office:value="44560" calcext:value-type="float">
            <text:p>44560</text:p>
          </table:table-cell>
          <table:table-cell office:value-type="string" calcext:value-type="string">
            <text:p>a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string" calcext:value-type="string">
            <text:p>Start of GI-12b</text:p>
          </table:table-cell>
          <table:table-cell office:value-type="float" office:value="2176.61" calcext:value-type="float">
            <text:p>2176.61</text:p>
          </table:table-cell>
          <table:table-cell office:value-type="float" office:value="44680" calcext:value-type="float">
            <text:p>44680</text:p>
          </table:table-cell>
          <table:table-cell office:value-type="string" calcext:value-type="string">
            <text:p>a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string" calcext:value-type="string">
            <text:p>Start of GI-12c</text:p>
          </table:table-cell>
          <table:table-cell office:value-type="float" office:value="2222.3" calcext:value-type="float">
            <text:p>2222.3</text:p>
          </table:table-cell>
          <table:table-cell office:value-type="float" office:value="46860" calcext:value-type="float">
            <text:p>46860</text:p>
          </table:table-cell>
          <table:table-cell office:value-type="string" calcext:value-type="string">
            <text:p>a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Start of GS-13</text:p>
          </table:table-cell>
          <table:table-cell office:value-type="float" office:value="2240.96" calcext:value-type="float">
            <text:p>2240.96</text:p>
          </table:table-cell>
          <table:table-cell office:value-type="float" office:value="48340" calcext:value-type="float">
            <text:p>48340</text:p>
          </table:table-cell>
          <table:table-cell office:value-type="string" calcext:value-type="string">
            <text:p>d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Start of GI-13a</text:p>
          </table:table-cell>
          <table:table-cell office:value-type="float" office:value="2252.8" calcext:value-type="float">
            <text:p>2252.8</text:p>
          </table:table-cell>
          <table:table-cell office:value-type="float" office:value="49060" calcext:value-type="float">
            <text:p>49060</text:p>
          </table:table-cell>
          <table:table-cell office:value-type="string" calcext:value-type="string">
            <text:p>a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tart of GI-13b</text:p>
          </table:table-cell>
          <table:table-cell office:value-type="float" office:value="2253.84" calcext:value-type="float">
            <text:p>2253.84</text:p>
          </table:table-cell>
          <table:table-cell office:value-type="float" office:value="49120" calcext:value-type="float">
            <text:p>49120</text:p>
          </table:table-cell>
          <table:table-cell office:value-type="string" calcext:value-type="string">
            <text:p>a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tart of GI-13c</text:p>
          </table:table-cell>
          <table:table-cell office:value-type="float" office:value="2256.89" calcext:value-type="float">
            <text:p>2256.89</text:p>
          </table:table-cell>
          <table:table-cell office:value-type="float" office:value="49280" calcext:value-type="float">
            <text:p>49280</text:p>
          </table:table-cell>
          <table:table-cell office:value-type="string" calcext:value-type="string">
            <text:p>a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Start of GS-14</text:p>
          </table:table-cell>
          <table:table-cell office:value-type="float" office:value="2261.46" calcext:value-type="float">
            <text:p>2261.46</text:p>
          </table:table-cell>
          <table:table-cell office:value-type="float" office:value="49600" calcext:value-type="float">
            <text:p>49600</text:p>
          </table:table-cell>
          <table:table-cell office:value-type="string" calcext:value-type="string">
            <text:p>d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Start of GI-14a</text:p>
          </table:table-cell>
          <table:table-cell office:value-type="float" office:value="2293.25" calcext:value-type="float">
            <text:p>2293.25</text:p>
          </table:table-cell>
          <table:table-cell office:value-type="float" office:value="51500" calcext:value-type="float">
            <text:p>51500</text:p>
          </table:table-cell>
          <table:table-cell office:value-type="string" calcext:value-type="string">
            <text:p>b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string" calcext:value-type="string">
            <text:p>Start of GI-14b</text:p>
          </table:table-cell>
          <table:table-cell office:value-type="float" office:value="2295.9" calcext:value-type="float">
            <text:p>2295.9</text:p>
          </table:table-cell>
          <table:table-cell office:value-type="float" office:value="51660" calcext:value-type="float">
            <text:p>51660</text:p>
          </table:table-cell>
          <table:table-cell office:value-type="string" calcext:value-type="string">
            <text:p>b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string" calcext:value-type="string">
            <text:p>Start of GI-14c</text:p>
          </table:table-cell>
          <table:table-cell office:value-type="float" office:value="2340.38" calcext:value-type="float">
            <text:p>2340.38</text:p>
          </table:table-cell>
          <table:table-cell office:value-type="float" office:value="53960" calcext:value-type="float">
            <text:p>53960</text:p>
          </table:table-cell>
          <table:table-cell office:value-type="string" calcext:value-type="string">
            <text:p>a</text:p>
          </table:table-cell>
          <table:table-cell office:value-type="float" office:value="2289" calcext:value-type="float">
            <text:p>2289</text:p>
          </table:table-cell>
        </table:table-row>
        <table:table-row table:style-name="ro1">
          <table:table-cell office:value-type="string" calcext:value-type="string">
            <text:p>Start of GI-14d</text:p>
          </table:table-cell>
          <table:table-cell office:value-type="float" office:value="2341.38" calcext:value-type="float">
            <text:p>2341.38</text:p>
          </table:table-cell>
          <table:table-cell office:value-type="float" office:value="54020" calcext:value-type="float">
            <text:p>54020</text:p>
          </table:table-cell>
          <table:table-cell office:value-type="string" calcext:value-type="string">
            <text:p>a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Start of GI-14e</text:p>
          </table:table-cell>
          <table:table-cell office:value-type="float" office:value="2345.52" calcext:value-type="float">
            <text:p>2345.52</text:p>
          </table:table-cell>
          <table:table-cell office:value-type="float" office:value="54220" calcext:value-type="float">
            <text:p>54220</text:p>
          </table:table-cell>
          <table:table-cell office:value-type="string" calcext:value-type="string">
            <text:p>a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string" calcext:value-type="string">
            <text:p>Start of GS-15.1</text:p>
          </table:table-cell>
          <table:table-cell office:value-type="float" office:value="2353.65" calcext:value-type="float">
            <text:p>2353.65</text:p>
          </table:table-cell>
          <table:table-cell office:value-type="float" office:value="54900" calcext:value-type="float">
            <text:p>54900</text:p>
          </table:table-cell>
          <table:table-cell office:value-type="string" calcext:value-type="string">
            <text:p>a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string" calcext:value-type="string">
            <text:p>Start of GI-15.1</text:p>
          </table:table-cell>
          <table:table-cell office:value-type="float" office:value="2355.34" calcext:value-type="float">
            <text:p>2355.34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string" calcext:value-type="string">
            <text:p>Start of GS-15.2</text:p>
          </table:table-cell>
          <table:table-cell office:value-type="float" office:value="2359.64" calcext:value-type="float">
            <text:p>2359.64</text:p>
          </table:table-cell>
          <table:table-cell office:value-type="float" office:value="55400" calcext:value-type="float">
            <text:p>55400</text:p>
          </table:table-cell>
          <table:table-cell office:value-type="string" calcext:value-type="string">
            <text:p>a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string" calcext:value-type="string">
            <text:p>Start of GI-15.2</text:p>
          </table:table-cell>
          <table:table-cell office:value-type="float" office:value="2366.32" calcext:value-type="float">
            <text:p>2366.32</text:p>
          </table:table-cell>
          <table:table-cell office:value-type="float" office:value="55800" calcext:value-type="float">
            <text:p>55800</text:p>
          </table:table-cell>
          <table:table-cell office:value-type="string" calcext:value-type="string">
            <text:p>a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string" calcext:value-type="string">
            <text:p>Start of GS-16.1</text:p>
          </table:table-cell>
          <table:table-cell office:value-type="float" office:value="2374.41" calcext:value-type="float">
            <text:p>2374.41</text:p>
          </table:table-cell>
          <table:table-cell office:value-type="float" office:value="56500" calcext:value-type="float">
            <text:p>56500</text:p>
          </table:table-cell>
          <table:table-cell office:value-type="string" calcext:value-type="string">
            <text:p>b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string" calcext:value-type="string">
            <text:p>Start of GI-16.1a</text:p>
          </table:table-cell>
          <table:table-cell office:value-type="float" office:value="2396.75" calcext:value-type="float">
            <text:p>2396.75</text:p>
          </table:table-cell>
          <table:table-cell office:value-type="float" office:value="57920" calcext:value-type="float">
            <text:p>57920</text:p>
          </table:table-cell>
          <table:table-cell office:value-type="string" calcext:value-type="string">
            <text:p>a</text:p>
          </table:table-cell>
          <table:table-cell office:value-type="float" office:value="2492" calcext:value-type="float">
            <text:p>2492</text:p>
          </table:table-cell>
        </table:table-row>
        <table:table-row table:style-name="ro1">
          <table:table-cell office:value-type="string" calcext:value-type="string">
            <text:p>Start of GI-16.1b</text:p>
          </table:table-cell>
          <table:table-cell office:value-type="float" office:value="2397.35" calcext:value-type="float">
            <text:p>2397.35</text:p>
          </table:table-cell>
          <table:table-cell office:value-type="float" office:value="57960" calcext:value-type="float">
            <text:p>57960</text:p>
          </table:table-cell>
          <table:table-cell office:value-type="string" calcext:value-type="string">
            <text:p>a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string" calcext:value-type="string">
            <text:p>Start of GI-16.1c</text:p>
          </table:table-cell>
          <table:table-cell office:value-type="float" office:value="2398.78" calcext:value-type="float">
            <text:p>2398.78</text:p>
          </table:table-cell>
          <table:table-cell office:value-type="float" office:value="58040" calcext:value-type="float">
            <text:p>58040</text:p>
          </table:table-cell>
          <table:table-cell office:value-type="string" calcext:value-type="string">
            <text:p>a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string" calcext:value-type="string">
            <text:p>Start of GS-16.2</text:p>
          </table:table-cell>
          <table:table-cell office:value-type="float" office:value="2400.34" calcext:value-type="float">
            <text:p>2400.34</text:p>
          </table:table-cell>
          <table:table-cell office:value-type="float" office:value="58160" calcext:value-type="float">
            <text:p>58160</text:p>
          </table:table-cell>
          <table:table-cell office:value-type="string" calcext:value-type="string">
            <text:p>a</text:p>
          </table:table-cell>
          <table:table-cell office:value-type="float" office:value="2505" calcext:value-type="float">
            <text:p>2505</text:p>
          </table:table-cell>
        </table:table-row>
        <table:table-row table:style-name="ro1">
          <table:table-cell office:value-type="string" calcext:value-type="string">
            <text:p>Start of GI-16.2</text:p>
          </table:table-cell>
          <table:table-cell office:value-type="float" office:value="2402.55" calcext:value-type="float">
            <text:p>2402.55</text:p>
          </table:table-cell>
          <table:table-cell office:value-type="float" office:value="58280" calcext:value-type="float">
            <text:p>58280</text:p>
          </table:table-cell>
          <table:table-cell office:value-type="string" calcext:value-type="string">
            <text:p>a</text:p>
          </table:table-cell>
          <table:table-cell office:value-type="float" office:value="2511" calcext:value-type="float">
            <text:p>2511</text:p>
          </table:table-cell>
        </table:table-row>
        <table:table-row table:style-name="ro1">
          <table:table-cell office:value-type="string" calcext:value-type="string">
            <text:p>Start of GS-17.1</text:p>
          </table:table-cell>
          <table:table-cell office:value-type="float" office:value="2406.01" calcext:value-type="float">
            <text:p>2406.01</text:p>
          </table:table-cell>
          <table:table-cell office:value-type="float" office:value="58560" calcext:value-type="float">
            <text:p>58560</text:p>
          </table:table-cell>
          <table:table-cell office:value-type="string" calcext:value-type="string">
            <text:p>b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Start of GI-17.1a</text:p>
          </table:table-cell>
          <table:table-cell office:value-type="float" office:value="2409.78" calcext:value-type="float">
            <text:p>2409.78</text:p>
          </table:table-cell>
          <table:table-cell office:value-type="float" office:value="58780" calcext:value-type="float">
            <text:p>58780</text:p>
          </table:table-cell>
          <table:table-cell office:value-type="string" calcext:value-type="string">
            <text:p>a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string" calcext:value-type="string">
            <text:p>Start of GI-17.1b</text:p>
          </table:table-cell>
          <table:table-cell office:value-type="float" office:value="2410.65" calcext:value-type="float">
            <text:p>2410.65</text:p>
          </table:table-cell>
          <table:table-cell office:value-type="float" office:value="58840" calcext:value-type="float">
            <text:p>58840</text:p>
          </table:table-cell>
          <table:table-cell office:value-type="string" calcext:value-type="string">
            <text:p>a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Start of GI-17.1c</text:p>
          </table:table-cell>
          <table:table-cell office:value-type="float" office:value="2415.01" calcext:value-type="float">
            <text:p>2415.01</text:p>
          </table:table-cell>
          <table:table-cell office:value-type="float" office:value="59080" calcext:value-type="float">
            <text:p>59080</text:p>
          </table:table-cell>
          <table:table-cell office:value-type="string" calcext:value-type="string">
            <text:p>a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string" calcext:value-type="string">
            <text:p>Start of GS-17.2</text:p>
          </table:table-cell>
          <table:table-cell office:value-type="float" office:value="2417.66" calcext:value-type="float">
            <text:p>2417.66</text:p>
          </table:table-cell>
          <table:table-cell office:value-type="float" office:value="59300" calcext:value-type="float">
            <text:p>59300</text:p>
          </table:table-cell>
          <table:table-cell office:value-type="string" calcext:value-type="string">
            <text:p>a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string" calcext:value-type="string">
            <text:p>Start of GI-17.2</text:p>
          </table:table-cell>
          <table:table-cell office:value-type="float" office:value="2420.44" calcext:value-type="float">
            <text:p>2420.44</text:p>
          </table:table-cell>
          <table:table-cell office:value-type="float" office:value="59440" calcext:value-type="float">
            <text:p>59440</text:p>
          </table:table-cell>
          <table:table-cell office:value-type="string" calcext:value-type="string">
            <text:p>a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string" calcext:value-type="string">
            <text:p>Start of GS-18</text:p>
          </table:table-cell>
          <table:table-cell office:value-type="float" office:value="2461.82" calcext:value-type="float">
            <text:p>2461.82</text:p>
          </table:table-cell>
          <table:table-cell office:value-type="float" office:value="63840" calcext:value-type="float">
            <text:p>638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18</text:p>
          </table:table-cell>
          <table:table-cell office:value-type="float" office:value="2465.85" calcext:value-type="float">
            <text:p>2465.85</text:p>
          </table:table-cell>
          <table:table-cell office:value-type="float" office:value="64100" calcext:value-type="float">
            <text:p>64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S-19.1</text:p>
          </table:table-cell>
          <table:table-cell office:value-type="float" office:value="2504.86" calcext:value-type="float">
            <text:p>2504.86</text:p>
          </table:table-cell>
          <table:table-cell office:value-type="float" office:value="69400" calcext:value-type="float">
            <text:p>69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19.1</text:p>
          </table:table-cell>
          <table:table-cell office:value-type="float" office:value="2507.59" calcext:value-type="float">
            <text:p>2507.59</text:p>
          </table:table-cell>
          <table:table-cell office:value-type="float" office:value="69620" calcext:value-type="float">
            <text:p>696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S-19.2</text:p>
          </table:table-cell>
          <table:table-cell office:value-type="float" office:value="2512.54" calcext:value-type="float">
            <text:p>2512.54</text:p>
          </table:table-cell>
          <table:table-cell office:value-type="float" office:value="70380" calcext:value-type="float">
            <text:p>703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19.2</text:p>
          </table:table-cell>
          <table:table-cell office:value-type="float" office:value="2535.96" calcext:value-type="float">
            <text:p>2535.96</text:p>
          </table:table-cell>
          <table:table-cell office:value-type="float" office:value="72340" calcext:value-type="float">
            <text:p>723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S-20</text:p>
          </table:table-cell>
          <table:table-cell office:value-type="float" office:value="2547.52" calcext:value-type="float">
            <text:p>2547.52</text:p>
          </table:table-cell>
          <table:table-cell office:value-type="float" office:value="74100" calcext:value-type="float">
            <text:p>74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0a</text:p>
          </table:table-cell>
          <table:table-cell office:value-type="float" office:value="2549.63" calcext:value-type="float">
            <text:p>2549.63</text:p>
          </table:table-cell>
          <table:table-cell office:value-type="float" office:value="74320" calcext:value-type="float">
            <text:p>743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0b</text:p>
          </table:table-cell>
          <table:table-cell office:value-type="float" office:value="2550.96" calcext:value-type="float">
            <text:p>2550.96</text:p>
          </table:table-cell>
          <table:table-cell office:value-type="float" office:value="74440" calcext:value-type="float">
            <text:p>744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0c</text:p>
          </table:table-cell>
          <table:table-cell office:value-type="float" office:value="2579.13" calcext:value-type="float">
            <text:p>2579.13</text:p>
          </table:table-cell>
          <table:table-cell office:value-type="float" office:value="76440" calcext:value-type="float">
            <text:p>764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S-21.1</text:p>
          </table:table-cell>
          <table:table-cell office:value-type="float" office:value="2590.25" calcext:value-type="float">
            <text:p>2590.25</text:p>
          </table:table-cell>
          <table:table-cell office:value-type="float" office:value="77760" calcext:value-type="float">
            <text:p>7776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1.1a</text:p>
          </table:table-cell>
          <table:table-cell office:value-type="float" office:value="2594.45" calcext:value-type="float">
            <text:p>2594.45</text:p>
          </table:table-cell>
          <table:table-cell office:value-type="float" office:value="78080" calcext:value-type="float">
            <text:p>780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1.1b</text:p>
          </table:table-cell>
          <table:table-cell office:value-type="float" office:value="2602.13" calcext:value-type="float">
            <text:p>2602.13</text:p>
          </table:table-cell>
          <table:table-cell office:value-type="float" office:value="78740" calcext:value-type="float">
            <text:p>787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1.1c</text:p>
          </table:table-cell>
          <table:table-cell office:value-type="float" office:value="2609.14" calcext:value-type="float">
            <text:p>2609.14</text:p>
          </table:table-cell>
          <table:table-cell office:value-type="float" office:value="79240" calcext:value-type="float">
            <text:p>792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1.1d</text:p>
          </table:table-cell>
          <table:table-cell office:value-type="float" office:value="2614.5" calcext:value-type="float">
            <text:p>2614.5</text:p>
          </table:table-cell>
          <table:table-cell office:value-type="float" office:value="79700" calcext:value-type="float">
            <text:p>797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1.1e</text:p>
          </table:table-cell>
          <table:table-cell office:value-type="float" office:value="2687.29" calcext:value-type="float">
            <text:p>2687.29</text:p>
          </table:table-cell>
          <table:table-cell office:value-type="float" office:value="84760" calcext:value-type="float">
            <text:p>847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S-21.2</text:p>
          </table:table-cell>
          <table:table-cell office:value-type="float" office:value="2689.81" calcext:value-type="float">
            <text:p>2689.81</text:p>
          </table:table-cell>
          <table:table-cell office:value-type="float" office:value="84960" calcext:value-type="float">
            <text:p>849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1.2</text:p>
          </table:table-cell>
          <table:table-cell office:value-type="float" office:value="2691.13" calcext:value-type="float">
            <text:p>2691.13</text:p>
          </table:table-cell>
          <table:table-cell office:value-type="float" office:value="85060" calcext:value-type="float">
            <text:p>850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S-22</text:p>
          </table:table-cell>
          <table:table-cell office:value-type="float" office:value="2717.11" calcext:value-type="float">
            <text:p>2717.11</text:p>
          </table:table-cell>
          <table:table-cell office:value-type="float" office:value="87600" calcext:value-type="float">
            <text:p>87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2a</text:p>
          </table:table-cell>
          <table:table-cell office:value-type="float" office:value="2719.69" calcext:value-type="float">
            <text:p>2719.69</text:p>
          </table:table-cell>
          <table:table-cell office:value-type="float" office:value="87820" calcext:value-type="float">
            <text:p>878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2b</text:p>
          </table:table-cell>
          <table:table-cell office:value-type="float" office:value="2721.56" calcext:value-type="float">
            <text:p>2721.56</text:p>
          </table:table-cell>
          <table:table-cell office:value-type="float" office:value="88000" calcext:value-type="float">
            <text:p>88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2c</text:p>
          </table:table-cell>
          <table:table-cell office:value-type="float" office:value="2730.94" calcext:value-type="float">
            <text:p>2730.94</text:p>
          </table:table-cell>
          <table:table-cell office:value-type="float" office:value="88800" calcext:value-type="float">
            <text:p>88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2d</text:p>
          </table:table-cell>
          <table:table-cell office:value-type="float" office:value="2732.29" calcext:value-type="float">
            <text:p>2732.29</text:p>
          </table:table-cell>
          <table:table-cell office:value-type="float" office:value="88920" calcext:value-type="float">
            <text:p>889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2e</text:p>
          </table:table-cell>
          <table:table-cell office:value-type="float" office:value="2743.58" calcext:value-type="float">
            <text:p>2743.58</text:p>
          </table:table-cell>
          <table:table-cell office:value-type="float" office:value="89800" calcext:value-type="float">
            <text:p>89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2f</text:p>
          </table:table-cell>
          <table:table-cell office:value-type="float" office:value="2744.08" calcext:value-type="float">
            <text:p>2744.08</text:p>
          </table:table-cell>
          <table:table-cell office:value-type="float" office:value="89840" calcext:value-type="float">
            <text:p>898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2g</text:p>
          </table:table-cell>
          <table:table-cell office:value-type="float" office:value="2746.53" calcext:value-type="float">
            <text:p>2746.53</text:p>
          </table:table-cell>
          <table:table-cell office:value-type="float" office:value="90040" calcext:value-type="float">
            <text:p>900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S-23.1</text:p>
          </table:table-cell>
          <table:table-cell office:value-type="float" office:value="2747.54" calcext:value-type="float">
            <text:p>2747.54</text:p>
          </table:table-cell>
          <table:table-cell office:value-type="float" office:value="90140" calcext:value-type="float">
            <text:p>901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3.1</text:p>
          </table:table-cell>
          <table:table-cell office:value-type="float" office:value="2891.53" calcext:value-type="float">
            <text:p>2891.53</text:p>
          </table:table-cell>
          <table:table-cell office:value-type="float" office:value="104040" calcext:value-type="float">
            <text:p>1040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S-23.2</text:p>
          </table:table-cell>
          <table:table-cell office:value-type="float" office:value="2894.99" calcext:value-type="float">
            <text:p>2894.99</text:p>
          </table:table-cell>
          <table:table-cell office:value-type="float" office:value="104380" calcext:value-type="float">
            <text:p>1043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3.2</text:p>
          </table:table-cell>
          <table:table-cell office:value-type="float" office:value="2896.61" calcext:value-type="float">
            <text:p>2896.61</text:p>
          </table:table-cell>
          <table:table-cell office:value-type="float" office:value="104520" calcext:value-type="float">
            <text:p>1045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S-24.1</text:p>
          </table:table-cell>
          <table:table-cell office:value-type="float" office:value="2905.05" calcext:value-type="float">
            <text:p>2905.05</text:p>
          </table:table-cell>
          <table:table-cell office:value-type="float" office:value="105440" calcext:value-type="float">
            <text:p>1054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4.1a</text:p>
          </table:table-cell>
          <table:table-cell office:value-type="float" office:value="2914.17" calcext:value-type="float">
            <text:p>2914.17</text:p>
          </table:table-cell>
          <table:table-cell office:value-type="float" office:value="106220" calcext:value-type="float">
            <text:p>1062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4.1b</text:p>
          </table:table-cell>
          <table:table-cell office:value-type="float" office:value="2915.31" calcext:value-type="float">
            <text:p>2915.31</text:p>
          </table:table-cell>
          <table:table-cell office:value-type="float" office:value="106320" calcext:value-type="float">
            <text:p>1063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4.1c</text:p>
          </table:table-cell>
          <table:table-cell office:value-type="float" office:value="2920.6" calcext:value-type="float">
            <text:p>2920.6</text:p>
          </table:table-cell>
          <table:table-cell office:value-type="float" office:value="106750" calcext:value-type="float">
            <text:p>1067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S-24.2</text:p>
          </table:table-cell>
          <table:table-cell office:value-type="float" office:value="2922.06" calcext:value-type="float">
            <text:p>2922.06</text:p>
          </table:table-cell>
          <table:table-cell office:value-type="float" office:value="106900" calcext:value-type="float">
            <text:p>1069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4.2</text:p>
          </table:table-cell>
          <table:table-cell office:value-type="float" office:value="2938.19" calcext:value-type="float">
            <text:p>2938.19</text:p>
          </table:table-cell>
          <table:table-cell office:value-type="float" office:value="108280" calcext:value-type="float">
            <text:p>1082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S-25</text:p>
          </table:table-cell>
          <table:table-cell office:value-type="float" office:value="2954.08" calcext:value-type="float">
            <text:p>2954.08</text:p>
          </table:table-cell>
          <table:table-cell office:value-type="float" office:value="110640" calcext:value-type="float">
            <text:p>1106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5a</text:p>
          </table:table-cell>
          <table:table-cell office:value-type="float" office:value="2956.85" calcext:value-type="float">
            <text:p>2956.85</text:p>
          </table:table-cell>
          <table:table-cell office:value-type="float" office:value="110940" calcext:value-type="float">
            <text:p>1109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5b</text:p>
          </table:table-cell>
          <table:table-cell office:value-type="float" office:value="2961.07" calcext:value-type="float">
            <text:p>2961.07</text:p>
          </table:table-cell>
          <table:table-cell office:value-type="float" office:value="111440" calcext:value-type="float">
            <text:p>1114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I-25c</text:p>
          </table:table-cell>
          <table:table-cell office:value-type="float" office:value="3003.17" calcext:value-type="float">
            <text:p>3003.17</text:p>
          </table:table-cell>
          <table:table-cell office:value-type="float" office:value="115370" calcext:value-type="float">
            <text:p>1153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Start of GS-26</text:p>
          </table:table-cell>
          <table:table-cell office:value-type="float" office:value="3040.89" calcext:value-type="float">
            <text:p>3040.89</text:p>
          </table:table-cell>
          <table:table-cell office:value-type="float" office:value="119140" calcext:value-type="float">
            <text:p>1191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  <number:text>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0:21:25.063081023</meta:creation-date>
    <dc:date>2020-11-05T10:22:22.417699591</dc:date>
    <meta:editing-duration>PT57S</meta:editing-duration>
    <meta:editing-cycles>1</meta:editing-cycles>
    <meta:document-statistic meta:table-count="1" meta:cell-count="590" meta:object-count="0"/>
    <meta:generator>LibreOffice/6.4.6.2$Linux_X86_64 LibreOffice_project/40$Build-2</meta:generator>
  </office:meta>
</office:document-meta>
</file>